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c637c" officeooo:paragraph-rsid="000c637c"/>
    </style:style>
    <style:style style:name="P2" style:family="paragraph" style:parent-style-name="Standard">
      <style:paragraph-properties fo:text-align="center" style:justify-single-word="false"/>
      <style:text-properties officeooo:rsid="000c637c" officeooo:paragraph-rsid="000c637c"/>
    </style:style>
    <style:style style:name="P3" style:family="paragraph" style:parent-style-name="Standard">
      <style:paragraph-properties fo:text-align="start" style:justify-single-word="false"/>
      <style:text-properties officeooo:rsid="000c637c" officeooo:paragraph-rsid="000c637c"/>
    </style:style>
    <style:style style:name="P4" style:family="paragraph" style:parent-style-name="Standard">
      <style:paragraph-properties fo:text-align="start" style:justify-single-word="false"/>
      <style:text-properties officeooo:paragraph-rsid="000c637c"/>
    </style:style>
    <style:style style:name="P5" style:family="paragraph" style:parent-style-name="Standard">
      <style:paragraph-properties fo:text-align="start" style:justify-single-word="false"/>
      <style:text-properties officeooo:paragraph-rsid="000e942c"/>
    </style:style>
    <style:style style:name="P6" style:family="paragraph" style:parent-style-name="Standard">
      <style:paragraph-properties fo:text-align="start" style:justify-single-word="false"/>
      <style:text-properties officeooo:rsid="000e942c" officeooo:paragraph-rsid="000e942c"/>
    </style:style>
    <style:style style:name="P7" style:family="paragraph" style:parent-style-name="Standard">
      <style:paragraph-properties fo:text-align="start" style:justify-single-word="false" style:writing-mode="lr-tb"/>
      <style:text-properties officeooo:paragraph-rsid="000e942c"/>
    </style:style>
    <style:style style:name="P8" style:family="paragraph" style:parent-style-name="Standard">
      <style:paragraph-properties fo:text-align="start" style:justify-single-word="false"/>
      <style:text-properties officeooo:rsid="000c637c" officeooo:paragraph-rsid="000e942c"/>
    </style:style>
    <style:style style:name="P9" style:family="paragraph" style:parent-style-name="Standard">
      <style:paragraph-properties fo:text-align="start" style:justify-single-word="false"/>
      <style:text-properties officeooo:rsid="000c637c" officeooo:paragraph-rsid="000c637c"/>
    </style:style>
    <style:style style:name="P10" style:family="paragraph" style:parent-style-name="Standard">
      <style:paragraph-properties fo:text-align="start" style:justify-single-word="false"/>
      <style:text-properties officeooo:rsid="0012a62a" officeooo:paragraph-rsid="0012a62a"/>
    </style:style>
    <style:style style:name="P11" style:family="paragraph" style:parent-style-name="Standard">
      <style:paragraph-properties fo:text-align="start" style:justify-single-word="false"/>
      <style:text-properties officeooo:paragraph-rsid="000c637c"/>
    </style:style>
    <style:style style:name="T1" style:family="text">
      <style:text-properties officeooo:rsid="000c637c"/>
    </style:style>
    <style:style style:name="T2" style:family="text">
      <style:text-properties fo:font-weight="bold" officeooo:rsid="000c637c" style:font-weight-asian="bold" style:font-weight-complex="bold"/>
    </style:style>
    <style:style style:name="T3" style:family="text">
      <style:text-properties fo:font-weight="normal" officeooo:rsid="000e942c" style:font-weight-asian="normal" style:font-weight-complex="normal"/>
    </style:style>
    <style:style style:name="T4" style:family="text">
      <style:text-properties officeooo:rsid="00100c88"/>
    </style:style>
    <style:style style:name="T5" style:family="text">
      <style:text-properties officeooo:rsid="00119b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Rezzonico</text:p>
      <text:p text:style-name="P1">CS 455</text:p>
      <text:p text:style-name="P1">22 February 2019</text:p>
      <text:p text:style-name="P1"/>
      <text:p text:style-name="P2">Homework 1: Writing Component</text:p>
      <text:p text:style-name="P2"/>
      <text:p text:style-name="P4"><text:span text:style-name="T1">1) <text:s/></text:span>What was the biggest challenge that you encountered in this assignment? Note: The challenges should relate to design decisions and algorithmic choices and not so much to do with unfamiliarity with programming elements such as sockets, etc. <text:span text:style-name="T1">[300-350]</text:span></text:p>
      <text:p text:style-name="P4"/>
      <text:p text:style-name="P8">The biggest issue that I faced when I was developing my implementation of the overlay was trying to figure out how I could manipulate the Register Request event to work for both when the Messaging node tries to connect to the Registry and when the Messaging node tries to connect to another peer Messaging node. <text:s/></text:p>
      <text:p text:style-name="P5"/>
      <text:p text:style-name="P7"><text:span text:style-name="T1">When I connect the Messaging node to the Registry, once the server thread accepts the connection, it takes the socket and creates a TCPRegularSocket which is used to help manage the data input and output streams in a class managed socket. <text:s/>This regular socket is added to the Registry’s HashMap using the regular sockets Ip:portnumber as the key tied to the actual regular socket. <text:s/>From the receiving thread, it places the event into an event queue thread that is responsible for calling the resolve method on the event. From here the event would add the IP and port number from the register request and would check in another table called ServerToRegular Hashmap to see if the ip:port key was present in the table. If it wasn’t in the table then the event would add to the </text:span><text:span text:style-name="T2">Registery’s </text:span><text:span text:style-name="T3">ServerToRegular Map the IP:port of the request to the regular sockets IP:port.</text:span></text:p>
      <text:p text:style-name="P3"/>
      <text:p text:style-name="P6">The issue that I had is that I wanted to use the same <text:span text:style-name="T5">register request</text:span> to register the peer node<text:span text:style-name="T5">s</text:span> in the overlay. <text:s/>In the Register Request I added a<text:span text:style-name="T4">n integer</text:span> field <text:span text:style-name="T4">that specified the origin the request whether the Messaging node was trying to connect to the Registry or to another peer Messaging node. <text:s/>I was unable to get the nodes send messages to exchange messages with each other and this ultimately was my biggest issue. <text:s/>I had setup everything that would have made sense but did not get to test it in time that allowed me to fix this critical bug.</text:span></text:p>
      <text:p text:style-name="P3"/>
      <text:p text:style-name="P4"><text:span text:style-name="T1">2) <text:s/></text:span>If you had an opportunity to redesign your implementation, how would you go about doing this and why? <text:span text:style-name="T1">[300-350]</text:span></text:p>
      <text:p text:style-name="P3"/>
      <text:p text:style-name="P10">If I had the opportunity to redesign this implementation, their would be some changes that would of made it easier to work with. <text:s/>One of the big things that I realized in the final hours of the project was that I had made too many private static fields within my messaging node and the registry, and I had also included to many public accessers that could of easily leaked my connections. </text:p>
      <text:p text:style-name="P3"/>
      <text:p text:style-name="P10">Something else that I would of done that could of easily helped would have been to create an entire new event to register the peer nodes to one another. <text:s/>As mentioned above, I ended up not making the right connections </text:p>
      <text:p text:style-name="P3"/>
      <text:p text:style-name="P4"><text:span text:style-name="T1">3) <text:s/></text:span>Consider the case where the link weights of the overlay are constantly changing and you are routing UDP packets. How would you make sure that your routing reflects the current state of the links i.e. by taking alternate routes to destinations. Your response does not need to account for restrictions that were specified for the programming component. <text:span text:style-name="T1">[300-350]</text:span></text:p>
      <text:p text:style-name="P3"/>
      <text:p text:style-name="P3"><text:soft-page-break/></text:p>
      <text:p text:style-name="P3"/>
      <text:p text:style-name="P4"><text:span text:style-name="T1">4) <text:s/></text:span>Did you really need a routing plan per-message? Please explain. Contrast the efficiency of using a routing plan per-message if the weights are changing constantly, and the routes continually updated? <text:span text:style-name="T1">[300-400]</text:span></text:p>
      <text:p text:style-name="P3"/>
      <text:p text:style-name="P3"/>
      <text:p text:style-name="P3"/>
      <text:p text:style-name="P4"><text:span text:style-name="T1">5) <text:s/></text:span>Let’s say you built a Minimum Spanning Tree (MST) connecting the nodes within the overlay. The link weights were based on a metric that accounted for the throughput of the links and the typical loss rates for UDP packets. Contrast the efficiency of the dissemination scheme where you are constrained to using the MST versus the scheme that entails using Dijkstra’s shortest path. <text:span text:style-name="T1">[300-4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2:32:07.312681821</meta:creation-date>
    <dc:date>2019-02-21T20:09:24.961609481</dc:date>
    <meta:editing-duration>PT40M19S</meta:editing-duration>
    <meta:editing-cycles>3</meta:editing-cycles>
    <meta:generator>LibreOffice/6.0.6.2$Linux_X86_64 LibreOffice_project/00m0$Build-2</meta:generator>
    <meta:document-statistic meta:table-count="0" meta:image-count="0" meta:object-count="0" meta:page-count="2" meta:paragraph-count="14" meta:word-count="644" meta:character-count="3743" meta:non-whitespace-character-count="3097"/>
  </office:meta>
</office:document-meta>
</file>